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704" calcext:value-type="float">
            <text:p>94.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688" calcext:value-type="float">
            <text:p>93.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816" calcext:value-type="float">
            <text:p>91.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456" calcext:value-type="float">
            <text:p>93.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336" calcext:value-type="float">
            <text:p>91.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15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048" calcext:value-type="float">
            <text:p>91.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1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1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712" calcext:value-type="float">
            <text:p>91.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328" calcext:value-type="float">
            <text:p>91.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0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568" calcext:value-type="float">
            <text:p>91.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144" calcext:value-type="float">
            <text:p>91.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0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232" calcext:value-type="float">
            <text:p>90.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200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199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3824" calcext:value-type="float">
            <text:p>90.7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1824" calcext:value-type="float">
            <text:p>93.8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199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199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4536" calcext:value-type="float">
            <text:p>90.3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7288" calcext:value-type="float">
            <text:p>91.0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198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3952" calcext:value-type="float">
            <text:p>90.2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198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4808" calcext:value-type="float">
            <text:p>90.2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198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198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198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197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8672" calcext:value-type="float">
            <text:p>89.9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203</text:p>
          </table:table-cell>
          <table:table-cell office:value-type="string" calcext:value-type="string">
            <text:p>TWDB:0631203</text:p>
          </table:table-cell>
          <table:table-cell office:value-type="string" calcext:value-type="string">
            <text:p>197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